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51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empos0" table:style-name="ta1">
        <table:shapes>
          <draw:frame draw:z-index="0" draw:style-name="gr1" draw:text-style-name="P1" svg:width="197.89mm" svg:height="98.54mm" svg:x="256.08mm" svg:y="4.52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7.5mm" svg:height="89.99mm" svg:x="257.85mm" svg:y="115.21mm">
            <loext:p draw:notify-on-update-of-ranges="tiempos0.A8:tiempos0.A13 tiempos0.C8:tiempos0.C13 tiempos0.B8:tiempos0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73.49mm" svg:y="226.77mm">
            <loext:p draw:notify-on-update-of-ranges="tiempos0.A14:tiempos0.A19 tiempos0.C14:tiempos0.C19 tiempos0.B14:tiempos0.B1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49.8mm" svg:y="216.95mm">
            <loext:p draw:notify-on-update-of-ranges="tiempos0.A20:tiempos0.A25 tiempos0.C20:tiempos0.C25 tiempos0.B20:tiempos0.B2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50.35mm" svg:y="327.98mm">
            <loext:p draw:notify-on-update-of-ranges="tiempos0.A26:tiempos0.A31 tiempos0.C26:tiempos0.C31 tiempos0.B26:tiempos0.B3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amano</text:p>
          </table:table-cell>
          <table:table-cell office:value-type="string" calcext:value-type="string">
            <text:p>Tiempo del algoritmo (ms)</text:p>
          </table:table-cell>
          <table:table-cell table:style-name="Default" office:value-type="string" calcext:value-type="string">
            <text:p>Tiempo del algoritmo (s)</text:p>
          </table:table-cell>
          <table:table-cell office:value-type="string" calcext:value-type="string">
            <text:p>Candidat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sultado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k_heapsort.obtener_estadistico_orden_k</text:p>
          </table:table-cell>
          <table:table-cell office:value-type="float" office:value="25" calcext:value-type="float">
            <text:p>25</text:p>
          </table:table-cell>
          <table:table-cell table:formula="of:=[.D2]*1000000" office:value-type="float" office:value="100.666284561157" calcext:value-type="float">
            <text:p>100,6662845612</text:p>
          </table:table-cell>
          <table:table-cell table:style-name="Default" office:value-type="float" office:value="0.000100666284561157" calcext:value-type="float">
            <text:p>0,000100666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k_selecciones.obtener_estadistico_orden_k</text:p>
          </table:table-cell>
          <table:table-cell office:value-type="float" office:value="25" calcext:value-type="float">
            <text:p>25</text:p>
          </table:table-cell>
          <table:table-cell table:formula="of:=[.D3]*1000000" office:value-type="float" office:value="251.096487045288" calcext:value-type="float">
            <text:p>251,0964870453</text:p>
          </table:table-cell>
          <table:table-cell table:style-name="Default" office:value-type="float" office:value="0.000251096487045288" calcext:value-type="float">
            <text:p>0,000251096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heap_select.obtener_estadistico_orden_k</text:p>
          </table:table-cell>
          <table:table-cell office:value-type="float" office:value="25" calcext:value-type="float">
            <text:p>25</text:p>
          </table:table-cell>
          <table:table-cell table:formula="of:=[.D4]*1000000" office:value-type="float" office:value="678.431987762451" calcext:value-type="float">
            <text:p>678,4319877625</text:p>
          </table:table-cell>
          <table:table-cell table:style-name="Default" office:value-type="float" office:value="0.000678431987762451" calcext:value-type="float">
            <text:p>0,00067843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ordenar_y_seleccionar.obtener_estadistico_orden_k</text:p>
          </table:table-cell>
          <table:table-cell office:value-type="float" office:value="25" calcext:value-type="float">
            <text:p>25</text:p>
          </table:table-cell>
          <table:table-cell table:formula="of:=[.D5]*1000000" office:value-type="float" office:value="11.6705894470215" calcext:value-type="float">
            <text:p>11,670589447</text:p>
          </table:table-cell>
          <table:table-cell office:value-type="float" office:value="0.0000116705894470215" calcext:value-type="float">
            <text:p>1,17E-0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rza_bruta.obtener_estadistico_orden_k</text:p>
          </table:table-cell>
          <table:table-cell office:value-type="float" office:value="25" calcext:value-type="float">
            <text:p>25</text:p>
          </table:table-cell>
          <table:table-cell table:formula="of:=[.D6]*1000000" office:value-type="float" office:value="149.482488632202" calcext:value-type="float">
            <text:p>149,4824886322</text:p>
          </table:table-cell>
          <table:table-cell table:style-name="Default" office:value-type="float" office:value="0.000149482488632202" calcext:value-type="float">
            <text:p>0,00014948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quick_select.obtener_estadistico_orden_k</text:p>
          </table:table-cell>
          <table:table-cell office:value-type="float" office:value="25" calcext:value-type="float">
            <text:p>25</text:p>
          </table:table-cell>
          <table:table-cell table:formula="of:=[.D7]*1000000" office:value-type="float" office:value="42.414665222168" calcext:value-type="float">
            <text:p>42,4146652222</text:p>
          </table:table-cell>
          <table:table-cell office:value-type="float" office:value="0.000042414665222168" calcext:value-type="float">
            <text:p>4,24E-0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_heapsort.obtener_estadistico_orden_k</text:p>
          </table:table-cell>
          <table:table-cell office:value-type="float" office:value="50" calcext:value-type="float">
            <text:p>50</text:p>
          </table:table-cell>
          <table:table-cell table:formula="of:=[.D8]*1000000" office:value-type="float" office:value="33.5097312927246" calcext:value-type="float">
            <text:p>33,5097312927</text:p>
          </table:table-cell>
          <table:table-cell office:value-type="float" office:value="0.0000335097312927246" calcext:value-type="float">
            <text:p>3,35E-0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_selecciones.obtener_estadistico_orden_k</text:p>
          </table:table-cell>
          <table:table-cell office:value-type="float" office:value="50" calcext:value-type="float">
            <text:p>50</text:p>
          </table:table-cell>
          <table:table-cell table:formula="of:=[.D9]*1000000" office:value-type="float" office:value="36.1502170562744" calcext:value-type="float">
            <text:p>36,1502170563</text:p>
          </table:table-cell>
          <table:table-cell office:value-type="float" office:value="0.0000361502170562744" calcext:value-type="float">
            <text:p>3,62E-0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p_select.obtener_estadistico_orden_k</text:p>
          </table:table-cell>
          <table:table-cell office:value-type="float" office:value="50" calcext:value-type="float">
            <text:p>50</text:p>
          </table:table-cell>
          <table:table-cell table:formula="of:=[.D10]*1000000" office:value-type="float" office:value="576.364994049072" calcext:value-type="float">
            <text:p>576,3649940491</text:p>
          </table:table-cell>
          <table:table-cell table:style-name="Default" office:value-type="float" office:value="0.000576364994049072" calcext:value-type="float">
            <text:p>0,00057636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ordenar_y_seleccionar.obtener_estadistico_orden_k</text:p>
          </table:table-cell>
          <table:table-cell office:value-type="float" office:value="50" calcext:value-type="float">
            <text:p>50</text:p>
          </table:table-cell>
          <table:table-cell table:formula="of:=[.D11]*1000000" office:value-type="float" office:value="10.1208686828613" calcext:value-type="float">
            <text:p>10,1208686829</text:p>
          </table:table-cell>
          <table:table-cell office:value-type="float" office:value="0.0000101208686828613" calcext:value-type="float">
            <text:p>1,01E-0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rza_bruta.obtener_estadistico_orden_k</text:p>
          </table:table-cell>
          <table:table-cell office:value-type="float" office:value="50" calcext:value-type="float">
            <text:p>50</text:p>
          </table:table-cell>
          <table:table-cell table:formula="of:=[.D12]*1000000" office:value-type="float" office:value="453.394651412964" calcext:value-type="float">
            <text:p>453,394651413</text:p>
          </table:table-cell>
          <table:table-cell table:style-name="Default" office:value-type="float" office:value="0.000453394651412964" calcext:value-type="float">
            <text:p>0,000453394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quick_select.obtener_estadistico_orden_k</text:p>
          </table:table-cell>
          <table:table-cell office:value-type="float" office:value="50" calcext:value-type="float">
            <text:p>50</text:p>
          </table:table-cell>
          <table:table-cell table:formula="of:=[.D13]*1000000" office:value-type="float" office:value="31.6441059112549" calcext:value-type="float">
            <text:p>31,6441059113</text:p>
          </table:table-cell>
          <table:table-cell office:value-type="float" office:value="0.0000316441059112549" calcext:value-type="float">
            <text:p>3,16E-0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_heapsort.obtener_estadistico_orden_k</text:p>
          </table:table-cell>
          <table:table-cell office:value-type="float" office:value="75" calcext:value-type="float">
            <text:p>75</text:p>
          </table:table-cell>
          <table:table-cell table:formula="of:=[.D14]*1000000" office:value-type="float" office:value="45.7406044006348" calcext:value-type="float">
            <text:p>45,7406044006</text:p>
          </table:table-cell>
          <table:table-cell office:value-type="float" office:value="0.0000457406044006348" calcext:value-type="float">
            <text:p>4,57E-0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_selecciones.obtener_estadistico_orden_k</text:p>
          </table:table-cell>
          <table:table-cell office:value-type="float" office:value="75" calcext:value-type="float">
            <text:p>75</text:p>
          </table:table-cell>
          <table:table-cell table:formula="of:=[.D15]*1000000" office:value-type="float" office:value="65.1359558105469" calcext:value-type="float">
            <text:p>65,1359558105</text:p>
          </table:table-cell>
          <table:table-cell office:value-type="float" office:value="0.0000651359558105469" calcext:value-type="float">
            <text:p>6,51E-0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p_select.obtener_estadistico_orden_k</text:p>
          </table:table-cell>
          <table:table-cell office:value-type="float" office:value="75" calcext:value-type="float">
            <text:p>75</text:p>
          </table:table-cell>
          <table:table-cell table:formula="of:=[.D16]*1000000" office:value-type="float" office:value="934.63659286499" calcext:value-type="float">
            <text:p>934,636592865</text:p>
          </table:table-cell>
          <table:table-cell table:style-name="Default" office:value-type="float" office:value="0.00093463659286499" calcext:value-type="float">
            <text:p>0,0009346366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ordenar_y_seleccionar.obtener_estadistico_orden_k</text:p>
          </table:table-cell>
          <table:table-cell office:value-type="float" office:value="75" calcext:value-type="float">
            <text:p>75</text:p>
          </table:table-cell>
          <table:table-cell table:formula="of:=[.D17]*1000000" office:value-type="float" office:value="14.5018100738525" calcext:value-type="float">
            <text:p>14,5018100739</text:p>
          </table:table-cell>
          <table:table-cell office:value-type="float" office:value="0.0000145018100738525" calcext:value-type="float">
            <text:p>1,45E-0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rza_bruta.obtener_estadistico_orden_k</text:p>
          </table:table-cell>
          <table:table-cell office:value-type="float" office:value="75" calcext:value-type="float">
            <text:p>75</text:p>
          </table:table-cell>
          <table:table-cell table:formula="of:=[.D18]*1000000" office:value-type="float" office:value="95.1766967773438" calcext:value-type="float">
            <text:p>95,1766967773</text:p>
          </table:table-cell>
          <table:table-cell office:value-type="float" office:value="0.0000951766967773438" calcext:value-type="float">
            <text:p>9,52E-0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ck_select.obtener_estadistico_orden_k</text:p>
          </table:table-cell>
          <table:table-cell office:value-type="float" office:value="75" calcext:value-type="float">
            <text:p>75</text:p>
          </table:table-cell>
          <table:table-cell table:formula="of:=[.D19]*1000000" office:value-type="float" office:value="62.1974468231201" calcext:value-type="float">
            <text:p>62,1974468231</text:p>
          </table:table-cell>
          <table:table-cell office:value-type="float" office:value="0.0000621974468231201" calcext:value-type="float">
            <text:p>6,22E-0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_heapsort.obtener_estadistico_orden_k</text:p>
          </table:table-cell>
          <table:table-cell office:value-type="float" office:value="100" calcext:value-type="float">
            <text:p>100</text:p>
          </table:table-cell>
          <table:table-cell table:formula="of:=[.D20]*1000000" office:value-type="float" office:value="51.3732433319092" calcext:value-type="float">
            <text:p>51,3732433319</text:p>
          </table:table-cell>
          <table:table-cell office:value-type="float" office:value="0.0000513732433319092" calcext:value-type="float">
            <text:p>5,14E-0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_selecciones.obtener_estadistico_orden_k</text:p>
          </table:table-cell>
          <table:table-cell office:value-type="float" office:value="100" calcext:value-type="float">
            <text:p>100</text:p>
          </table:table-cell>
          <table:table-cell table:formula="of:=[.D21]*1000000" office:value-type="float" office:value="35.6197357177734" calcext:value-type="float">
            <text:p>35,6197357178</text:p>
          </table:table-cell>
          <table:table-cell office:value-type="float" office:value="0.0000356197357177734" calcext:value-type="float">
            <text:p>3,56E-0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p_select.obtener_estadistico_orden_k</text:p>
          </table:table-cell>
          <table:table-cell office:value-type="float" office:value="100" calcext:value-type="float">
            <text:p>100</text:p>
          </table:table-cell>
          <table:table-cell table:formula="of:=[.D22]*1000000" office:value-type="float" office:value="1088.29736709595" calcext:value-type="float">
            <text:p>1088,297367096</text:p>
          </table:table-cell>
          <table:table-cell table:style-name="Default" office:value-type="float" office:value="0.00108829736709595" calcext:value-type="float">
            <text:p>0,001088297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ordenar_y_seleccionar.obtener_estadistico_orden_k</text:p>
          </table:table-cell>
          <table:table-cell office:value-type="float" office:value="100" calcext:value-type="float">
            <text:p>100</text:p>
          </table:table-cell>
          <table:table-cell table:formula="of:=[.D23]*1000000" office:value-type="float" office:value="16.8204307556152" calcext:value-type="float">
            <text:p>16,8204307556</text:p>
          </table:table-cell>
          <table:table-cell office:value-type="float" office:value="0.0000168204307556152" calcext:value-type="float">
            <text:p>1,68E-0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rza_bruta.obtener_estadistico_orden_k</text:p>
          </table:table-cell>
          <table:table-cell office:value-type="float" office:value="100" calcext:value-type="float">
            <text:p>100</text:p>
          </table:table-cell>
          <table:table-cell table:formula="of:=[.D24]*1000000" office:value-type="float" office:value="1334.71488952637" calcext:value-type="float">
            <text:p>1334,7148895264</text:p>
          </table:table-cell>
          <table:table-cell table:style-name="Default" office:value-type="float" office:value="0.00133471488952637" calcext:value-type="float">
            <text:p>0,001334714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quick_select.obtener_estadistico_orden_k</text:p>
          </table:table-cell>
          <table:table-cell office:value-type="float" office:value="100" calcext:value-type="float">
            <text:p>100</text:p>
          </table:table-cell>
          <table:table-cell table:formula="of:=[.D25]*1000000" office:value-type="float" office:value="50.2228736877441" calcext:value-type="float">
            <text:p>50,2228736877</text:p>
          </table:table-cell>
          <table:table-cell office:value-type="float" office:value="0.0000502228736877441" calcext:value-type="float">
            <text:p>5,02E-0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_heapsort.obtener_estadistico_orden_k</text:p>
          </table:table-cell>
          <table:table-cell office:value-type="float" office:value="200" calcext:value-type="float">
            <text:p>200</text:p>
          </table:table-cell>
          <table:table-cell table:formula="of:=[.D26]*1000000" office:value-type="float" office:value="75.7455825805664" calcext:value-type="float">
            <text:p>75,7455825806</text:p>
          </table:table-cell>
          <table:table-cell office:value-type="float" office:value="0.0000757455825805664" calcext:value-type="float">
            <text:p>7,57E-0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_selecciones.obtener_estadistico_orden_k</text:p>
          </table:table-cell>
          <table:table-cell office:value-type="float" office:value="200" calcext:value-type="float">
            <text:p>200</text:p>
          </table:table-cell>
          <table:table-cell table:formula="of:=[.D27]*1000000" office:value-type="float" office:value="29.1109085083008" calcext:value-type="float">
            <text:p>29,1109085083</text:p>
          </table:table-cell>
          <table:table-cell office:value-type="float" office:value="0.0000291109085083008" calcext:value-type="float">
            <text:p>2,91E-0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p_select.obtener_estadistico_orden_k</text:p>
          </table:table-cell>
          <table:table-cell office:value-type="float" office:value="200" calcext:value-type="float">
            <text:p>200</text:p>
          </table:table-cell>
          <table:table-cell table:formula="of:=[.D28]*1000000" office:value-type="float" office:value="2342.70691871643" calcext:value-type="float">
            <text:p>2342,7069187164</text:p>
          </table:table-cell>
          <table:table-cell table:style-name="Default" office:value-type="float" office:value="0.00234270691871643" calcext:value-type="float">
            <text:p>0,002342706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ordenar_y_seleccionar.obtener_estadistico_orden_k</text:p>
          </table:table-cell>
          <table:table-cell office:value-type="float" office:value="200" calcext:value-type="float">
            <text:p>200</text:p>
          </table:table-cell>
          <table:table-cell table:formula="of:=[.D29]*1000000" office:value-type="float" office:value="30.3089618682861" calcext:value-type="float">
            <text:p>30,3089618683</text:p>
          </table:table-cell>
          <table:table-cell office:value-type="float" office:value="0.0000303089618682861" calcext:value-type="float">
            <text:p>3,03E-0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rza_bruta.obtener_estadistico_orden_k</text:p>
          </table:table-cell>
          <table:table-cell office:value-type="float" office:value="200" calcext:value-type="float">
            <text:p>200</text:p>
          </table:table-cell>
          <table:table-cell table:formula="of:=[.D30]*1000000" office:value-type="float" office:value="4303.44343185425" calcext:value-type="float">
            <text:p>4303,4434318543</text:p>
          </table:table-cell>
          <table:table-cell table:style-name="Default" office:value-type="float" office:value="0.00430344343185425" calcext:value-type="float">
            <text:p>0,004303443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quick_select.obtener_estadistico_orden_k</text:p>
          </table:table-cell>
          <table:table-cell office:value-type="float" office:value="200" calcext:value-type="float">
            <text:p>200</text:p>
          </table:table-cell>
          <table:table-cell table:formula="of:=[.D31]*1000000" office:value-type="float" office:value="95.7608222961426" calcext:value-type="float">
            <text:p>95,7608222961</text:p>
          </table:table-cell>
          <table:table-cell office:value-type="float" office:value="0.0000957608222961426" calcext:value-type="float">
            <text:p>9,58E-0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5T23:06:55.730972106</dc:date>
    <meta:editing-duration>PT17S</meta:editing-duration>
    <meta:editing-cycles>1</meta:editing-cycles>
    <meta:document-statistic meta:table-count="1" meta:cell-count="214" meta:object-count="5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79cm" svg:height="9.855cm" xlink:href="." xlink:type="simple" chart:class="chart:circle" chart:style-name="ch1">
        <chart:title svg:x="6.873cm" svg:y="0.326cm" chart:style-name="ch2">
          <text:p>Algoritmos con 25 elementos</text:p>
        </chart:title>
        <chart:legend chart:legend-position="end" svg:x="13.161cm" svg:y="2.192cm" style:legend-expansion="high" chart:style-name="ch3"/>
        <chart:plot-area chart:style-name="ch4" chart:data-source-has-labels="both" svg:x="2.08cm" svg:y="1.503cm" svg:width="8.347cm" svg:height="8.348cm">
          <chartooo:coordinate-region svg:x="1.012cm" svg:y="1.504cm" svg:width="10.484cm" svg:height="8.347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local-table.$C$2:.$C$7" chart:label-cell-address="local-table.$C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k_heapsort.obtener_estadistico_orden_k</text:p>
              </table:table-cell>
              <table:table-cell office:value-type="float" office:value="100.666284561157">
                <text:p>100.6662845611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k_selecciones.obtener_estadistico_orden_k</text:p>
              </table:table-cell>
              <table:table-cell office:value-type="float" office:value="251.096487045288">
                <text:p>251.0964870452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heap_select.obtener_estadistico_orden_k</text:p>
              </table:table-cell>
              <table:table-cell office:value-type="float" office:value="678.431987762451">
                <text:p>678.4319877624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ordenar_y_seleccionar.obtener_estadistico_orden_k</text:p>
              </table:table-cell>
              <table:table-cell office:value-type="float" office:value="11.6705894470215">
                <text:p>11.67058944702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fuerza_bruta.obtener_estadistico_orden_k</text:p>
              </table:table-cell>
              <table:table-cell office:value-type="float" office:value="149.482488632202">
                <text:p>149.4824886322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quick_select.obtener_estadistico_orden_k</text:p>
              </table:table-cell>
              <table:table-cell office:value-type="float" office:value="42.414665222168">
                <text:p>42.414665222168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751cm" svg:height="9cm" xlink:href=".." xlink:type="simple" chart:class="chart:circle" chart:column-mapping="1 0" chart:style-name="ch1">
        <chart:title svg:x="6.921cm" svg:y="0.316cm" chart:style-name="ch2">
          <text:p>Algoritmos con 50 elementos</text:p>
        </chart:title>
        <chart:legend chart:legend-position="end" svg:x="13.122cm" svg:y="1.765cm" style:legend-expansion="high" chart:style-name="ch3"/>
        <chart:plot-area chart:style-name="ch4" table:cell-range-address="tiempos0.A8:tiempos0.C13" chart:data-source-has-labels="column" svg:x="0.395cm" svg:y="1.275cm" svg:width="12.332cm" svg:height="7.545cm">
          <chartooo:coordinate-region svg:x="2.789cm" svg:y="1.276cm" svg:width="7.544cm" svg:height="7.544cm"/>
          <chart:axis chart:dimension="x" chart:name="primary-x" chart:style-name="ch5" chartooo:axis-type="auto">
            <chartooo:date-scale/>
            <chart:categories table:cell-range-address="tiempos0.A8:tiempos0.A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empos0.C8:tiempos0.C1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tiempos0.B8:tiempos0.B1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k_heapsort.obtener_estadistico_orden_k</text:p>
                <draw:g>
                  <svg:desc>tiempos0.A8:tiempos0.A13</svg:desc>
                </draw:g>
              </table:table-cell>
              <table:table-cell office:value-type="float" office:value="33.5097312927246">
                <text:p>33.5097312927246</text:p>
                <draw:g>
                  <svg:desc>tiempos0.C8:tiempos0.C13</svg:desc>
                </draw:g>
              </table:table-cell>
              <table:table-cell office:value-type="float" office:value="50">
                <text:p>50</text:p>
                <draw:g>
                  <svg:desc>tiempos0.B8:tiempos0.B13</svg:desc>
                </draw:g>
              </table:table-cell>
            </table:table-row>
            <table:table-row>
              <table:table-cell office:value-type="string">
                <text:p>k_selecciones.obtener_estadistico_orden_k</text:p>
              </table:table-cell>
              <table:table-cell office:value-type="float" office:value="36.1502170562744">
                <text:p>36.15021705627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heap_select.obtener_estadistico_orden_k</text:p>
              </table:table-cell>
              <table:table-cell office:value-type="float" office:value="576.364994049072">
                <text:p>576.3649940490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ordenar_y_seleccionar.obtener_estadistico_orden_k</text:p>
              </table:table-cell>
              <table:table-cell office:value-type="float" office:value="10.1208686828613">
                <text:p>10.12086868286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fuerza_bruta.obtener_estadistico_orden_k</text:p>
              </table:table-cell>
              <table:table-cell office:value-type="float" office:value="453.394651412964">
                <text:p>453.3946514129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quick_select.obtener_estadistico_orden_k</text:p>
              </table:table-cell>
              <table:table-cell office:value-type="float" office:value="31.6441059112549">
                <text:p>31.6441059112549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column-mapping="1 0" chart:style-name="ch1">
        <chart:title svg:x="5.046cm" svg:y="0.316cm" chart:style-name="ch2">
          <text:p>Algoritmos con 75 elementos</text:p>
        </chart:title>
        <chart:legend chart:legend-position="end" svg:x="10.456cm" svg:y="1.765cm" style:legend-expansion="high" chart:style-name="ch3"/>
        <chart:plot-area chart:style-name="ch4" table:cell-range-address="tiempos0.A14:tiempos0.C19" chart:data-source-has-labels="column" svg:x="0.32cm" svg:y="1.275cm" svg:width="9.816cm" svg:height="7.545cm">
          <chartooo:coordinate-region svg:x="1.456cm" svg:y="1.276cm" svg:width="7.543cm" svg:height="7.543cm"/>
          <chart:axis chart:dimension="x" chart:name="primary-x" chart:style-name="ch5" chartooo:axis-type="auto">
            <chartooo:date-scale/>
            <chart:categories table:cell-range-address="tiempos0.A14:tiempos0.A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empos0.C14:tiempos0.C19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tiempos0.B14:tiempos0.B19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k_heapsort.obtener_estadistico_orden_k</text:p>
                <draw:g>
                  <svg:desc>tiempos0.A14:tiempos0.A19</svg:desc>
                </draw:g>
              </table:table-cell>
              <table:table-cell office:value-type="float" office:value="45.7406044006348">
                <text:p>45.7406044006348</text:p>
                <draw:g>
                  <svg:desc>tiempos0.C14:tiempos0.C19</svg:desc>
                </draw:g>
              </table:table-cell>
              <table:table-cell office:value-type="float" office:value="75">
                <text:p>75</text:p>
                <draw:g>
                  <svg:desc>tiempos0.B14:tiempos0.B19</svg:desc>
                </draw:g>
              </table:table-cell>
            </table:table-row>
            <table:table-row>
              <table:table-cell office:value-type="string">
                <text:p>k_selecciones.obtener_estadistico_orden_k</text:p>
              </table:table-cell>
              <table:table-cell office:value-type="float" office:value="65.1359558105469">
                <text:p>65.135955810546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heap_select.obtener_estadistico_orden_k</text:p>
              </table:table-cell>
              <table:table-cell office:value-type="float" office:value="934.63659286499">
                <text:p>934.636592864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ordenar_y_seleccionar.obtener_estadistico_orden_k</text:p>
              </table:table-cell>
              <table:table-cell office:value-type="float" office:value="14.5018100738525">
                <text:p>14.50181007385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fuerza_bruta.obtener_estadistico_orden_k</text:p>
              </table:table-cell>
              <table:table-cell office:value-type="float" office:value="95.1766967773438">
                <text:p>95.176696777343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quick_select.obtener_estadistico_orden_k</text:p>
              </table:table-cell>
              <table:table-cell office:value-type="float" office:value="62.1974468231201">
                <text:p>62.1974468231201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column-mapping="1 0" chart:style-name="ch1">
        <chart:title svg:x="5.046cm" svg:y="0.316cm" chart:style-name="ch2">
          <text:p>Algoritmo con 100 elementos</text:p>
        </chart:title>
        <chart:legend chart:legend-position="end" svg:x="10.456cm" svg:y="1.765cm" style:legend-expansion="high" chart:style-name="ch3"/>
        <chart:plot-area chart:style-name="ch4" table:cell-range-address="tiempos0.A20:tiempos0.C25" chart:data-source-has-labels="column" svg:x="0.32cm" svg:y="1.275cm" svg:width="9.816cm" svg:height="7.545cm">
          <chartooo:coordinate-region svg:x="1.456cm" svg:y="1.276cm" svg:width="7.544cm" svg:height="7.544cm"/>
          <chart:axis chart:dimension="x" chart:name="primary-x" chart:style-name="ch5" chartooo:axis-type="auto">
            <chartooo:date-scale/>
            <chart:categories table:cell-range-address="tiempos0.A20:tiempos0.A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empos0.C20:tiempos0.C2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tiempos0.B20:tiempos0.B2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k_heapsort.obtener_estadistico_orden_k</text:p>
                <draw:g>
                  <svg:desc>tiempos0.A20:tiempos0.A25</svg:desc>
                </draw:g>
              </table:table-cell>
              <table:table-cell office:value-type="float" office:value="51.3732433319092">
                <text:p>51.3732433319092</text:p>
                <draw:g>
                  <svg:desc>tiempos0.C20:tiempos0.C25</svg:desc>
                </draw:g>
              </table:table-cell>
              <table:table-cell office:value-type="float" office:value="100">
                <text:p>100</text:p>
                <draw:g>
                  <svg:desc>tiempos0.B20:tiempos0.B25</svg:desc>
                </draw:g>
              </table:table-cell>
            </table:table-row>
            <table:table-row>
              <table:table-cell office:value-type="string">
                <text:p>k_selecciones.obtener_estadistico_orden_k</text:p>
              </table:table-cell>
              <table:table-cell office:value-type="float" office:value="35.6197357177734">
                <text:p>35.61973571777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heap_select.obtener_estadistico_orden_k</text:p>
              </table:table-cell>
              <table:table-cell office:value-type="float" office:value="1088.29736709595">
                <text:p>1088.297367095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ordenar_y_seleccionar.obtener_estadistico_orden_k</text:p>
              </table:table-cell>
              <table:table-cell office:value-type="float" office:value="16.8204307556152">
                <text:p>16.82043075561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fuerza_bruta.obtener_estadistico_orden_k</text:p>
              </table:table-cell>
              <table:table-cell office:value-type="float" office:value="1334.71488952637">
                <text:p>1334.714889526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quick_select.obtener_estadistico_orden_k</text:p>
              </table:table-cell>
              <table:table-cell office:value-type="float" office:value="50.2228736877441">
                <text:p>50.222873687744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column-mapping="1 0" chart:style-name="ch1">
        <chart:title svg:x="4.927cm" svg:y="0.316cm" chart:style-name="ch2">
          <text:p>Algoritmos con 200 elementos</text:p>
        </chart:title>
        <chart:legend chart:legend-position="end" svg:x="10.456cm" svg:y="1.765cm" style:legend-expansion="high" chart:style-name="ch3"/>
        <chart:plot-area chart:style-name="ch4" table:cell-range-address="tiempos0.A26:tiempos0.C31" chart:data-source-has-labels="column" svg:x="0.32cm" svg:y="1.275cm" svg:width="9.816cm" svg:height="7.545cm">
          <chartooo:coordinate-region svg:x="1.456cm" svg:y="1.276cm" svg:width="7.544cm" svg:height="7.544cm"/>
          <chart:axis chart:dimension="x" chart:name="primary-x" chart:style-name="ch5" chartooo:axis-type="auto">
            <chartooo:date-scale/>
            <chart:categories table:cell-range-address="tiempos0.A26:tiempos0.A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empos0.C26:tiempos0.C3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tiempos0.B26:tiempos0.B3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k_heapsort.obtener_estadistico_orden_k</text:p>
                <draw:g>
                  <svg:desc>tiempos0.A26:tiempos0.A31</svg:desc>
                </draw:g>
              </table:table-cell>
              <table:table-cell office:value-type="float" office:value="75.7455825805664">
                <text:p>75.7455825805664</text:p>
                <draw:g>
                  <svg:desc>tiempos0.C26:tiempos0.C31</svg:desc>
                </draw:g>
              </table:table-cell>
              <table:table-cell office:value-type="float" office:value="200">
                <text:p>200</text:p>
                <draw:g>
                  <svg:desc>tiempos0.B26:tiempos0.B31</svg:desc>
                </draw:g>
              </table:table-cell>
            </table:table-row>
            <table:table-row>
              <table:table-cell office:value-type="string">
                <text:p>k_selecciones.obtener_estadistico_orden_k</text:p>
              </table:table-cell>
              <table:table-cell office:value-type="float" office:value="29.1109085083008">
                <text:p>29.11090850830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heap_select.obtener_estadistico_orden_k</text:p>
              </table:table-cell>
              <table:table-cell office:value-type="float" office:value="2342.70691871643">
                <text:p>2342.7069187164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ordenar_y_seleccionar.obtener_estadistico_orden_k</text:p>
              </table:table-cell>
              <table:table-cell office:value-type="float" office:value="30.3089618682861">
                <text:p>30.30896186828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fuerza_bruta.obtener_estadistico_orden_k</text:p>
              </table:table-cell>
              <table:table-cell office:value-type="float" office:value="4303.44343185425">
                <text:p>4303.4434318542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quick_select.obtener_estadistico_orden_k</text:p>
              </table:table-cell>
              <table:table-cell office:value-type="float" office:value="95.7608222961426">
                <text:p>95.7608222961426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